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4mm"/>
    </style:style>
    <style:style style:name="co2" style:family="table-column">
      <style:table-column-properties fo:break-before="auto" style:column-width="36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91mm" fo:break-before="auto" style:use-optimal-row-height="false"/>
    </style:style>
    <style:style style:name="ro4" style:family="table-row">
      <style:table-row-properties style:row-height="14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2" style:family="table-cell" style:parent-style-name="Default" style:data-style-name="N119">
      <style:table-cell-properties fo:border-bottom="none" fo:border-left="0.06pt solid #000000" fo:border-right="0.06pt solid #000000" fo:border-top="none" style:vertical-align="middle"/>
    </style:style>
    <style:style style:name="ce1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7">
      <style:table-cell-properties fo:border-bottom="none" fo:wrap-option="wrap" fo:border-left="0.06pt solid #000000" fo:border-right="0.06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27">
      <style:table-cell-properties fo:border-bottom="0.06pt solid #000000" fo:wrap-option="wrap" fo:border-left="0.06pt solid #000000" fo:border-right="0.06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27">
      <style:table-cell-properties fo:wrap-option="wrap" style:vertical-align="middle"/>
    </style:style>
    <style:style style:name="ce17" style:family="table-cell" style:parent-style-name="Default" style:data-style-name="N123">
      <style:table-cell-properties fo:border-bottom="none" fo:border-left="0.06pt solid #000000" fo:border-right="0.06pt solid #000000" fo:border-top="0.06pt solid #000000" style:vertical-align="botto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3">
      <style:table-cell-properties fo:border-bottom="none" fo:border-left="0.06pt solid #000000" fo:border-right="0.06pt solid #000000" fo:border-top="none" style:vertical-align="middle"/>
    </style:style>
    <style:style style:name="ce19" style:family="table-cell" style:parent-style-name="Default" style:data-style-name="N127">
      <style:table-cell-properties fo:border-bottom="none" fo:background-color="transparent" fo:border-left="0.06pt solid #000000" fo:border-right="0.06pt solid #000000" fo:border-top="none" style:vertical-align="middle"/>
    </style:style>
    <style:style style:name="ce20" style:family="table-cell" style:parent-style-name="Default" style:data-style-name="N127">
      <style:table-cell-properties fo:border-bottom="0.06pt solid #000000" fo:background-color="transparent" fo:border-left="0.06pt solid #000000" fo:border-right="0.06pt solid #000000" fo:border-top="none" style:vertical-align="middle"/>
    </style:style>
    <style:style style:name="ce5" style:family="table-cell" style:parent-style-name="Default" style:data-style-name="N127">
      <style:table-cell-properties fo:background-color="transparent" style:vertical-align="middle"/>
    </style:style>
    <style:style style:name="ce6" style:family="table-cell" style:parent-style-name="Default" style:data-style-name="N123"/>
    <style:style style:name="ce23" style:family="table-cell" style:parent-style-name="Default" style:data-style-name="N123">
      <style:table-cell-properties fo:border-bottom="none" fo:border-left="0.06pt solid #000000" fo:border-right="0.06pt solid #000000" fo:border-top="0.06pt solid #000000" style:vertical-align="middle"/>
    </style:style>
    <style:style style:name="ce24" style:family="table-cell" style:parent-style-name="Default" style:data-style-name="N123">
      <style:table-cell-properties fo:border-bottom="none" fo:background-color="#72bf44" fo:border-left="0.06pt solid #000000" fo:border-right="0.06pt solid #000000" fo:border-top="none" style:vertical-align="middle"/>
    </style:style>
    <style:style style:name="ce25" style:family="table-cell" style:parent-style-name="Default" style:data-style-name="N127">
      <style:table-cell-properties fo:border-bottom="none" fo:background-color="#72bf44" fo:border-left="0.06pt solid #000000" fo:border-right="0.06pt solid #000000" fo:border-top="none" style:vertical-align="middle"/>
    </style:style>
    <style:style style:name="ce26" style:family="table-cell" style:parent-style-name="Default" style:data-style-name="N127">
      <style:table-cell-properties fo:border-bottom="0.06pt solid #000000" fo:background-color="#72bf44" fo:border-left="0.06pt solid #000000" fo:border-right="0.06pt solid #000000" fo:border-top="none" style:vertical-align="middle"/>
    </style:style>
    <style:style style:name="ce8" style:family="table-cell" style:parent-style-name="Default" style:data-style-name="N127">
      <style:table-cell-properties fo:background-color="#72bf44" style:vertical-align="middle"/>
    </style:style>
    <style:style style:name="ce9" style:family="table-cell" style:parent-style-name="Default" style:data-style-name="N119"/>
    <style:style style:name="ce10" style:family="table-cell" style:parent-style-name="Default" style:data-style-name="N127"/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6"/>
        <table:table-column table:style-name="co3" table:number-columns-repeated="1015" table:default-cell-style-name="Default"/>
        <table:table-row table:style-name="ro1">
          <table:table-cell table:style-name="ce11"/>
          <table:table-cell table:style-name="ce17" office:value-type="string" calcext:value-type="string" table:number-columns-spanned="8" table:number-rows-spanned="1">
            <text:p><text:s text:c="71"/>Value of the step size h(in years)</text:p>
          </table:table-cell>
          <table:covered-table-cell table:number-columns-repeated="7" table:style-name="ce23"/>
          <table:table-cell table:number-columns-repeated="1015"/>
        </table:table-row>
        <table:table-row table:style-name="ro2">
          <table:table-cell table:style-name="ce12"/>
          <table:table-cell table:style-name="ce12" office:value-type="float" office:value="1" calcext:value-type="float">
            <text:p>1.00000</text:p>
          </table:table-cell>
          <table:table-cell table:style-name="ce12" table:formula="of:=[.B2]/2" office:value-type="float" office:value="0.5" calcext:value-type="float">
            <text:p>0.50000</text:p>
          </table:table-cell>
          <table:table-cell table:style-name="ce12" table:formula="of:=[.C2]/2" office:value-type="float" office:value="0.25" calcext:value-type="float">
            <text:p>0.25000</text:p>
          </table:table-cell>
          <table:table-cell table:style-name="ce12" table:formula="of:=[.D2]/2" office:value-type="float" office:value="0.125" calcext:value-type="float">
            <text:p>0.12500</text:p>
          </table:table-cell>
          <table:table-cell table:style-name="ce12" table:formula="of:=[.E2]/2" office:value-type="float" office:value="0.0625" calcext:value-type="float">
            <text:p>0.06250</text:p>
          </table:table-cell>
          <table:table-cell table:style-name="ce12" table:formula="of:=[.F2]/2" office:value-type="float" office:value="0.03125" calcext:value-type="float">
            <text:p>0.03125</text:p>
          </table:table-cell>
          <table:table-cell table:style-name="ce12" table:formula="of:=[.G2]/2" office:value-type="float" office:value="0.015625" calcext:value-type="float">
            <text:p>0.01563</text:p>
          </table:table-cell>
          <table:table-cell table:style-name="ce12" table:formula="of:=[.H2]/2" office:value-type="float" office:value="0.0078125" calcext:value-type="float">
            <text:p>0.00781</text:p>
          </table:table-cell>
          <table:table-cell table:style-name="ce9" table:number-columns-repeated="1015"/>
        </table:table-row>
        <table:table-row table:style-name="ro1">
          <table:table-cell table:style-name="ce13" office:value-type="string" calcext:value-type="string">
            <text:p>N1(10)</text:p>
          </table:table-cell>
          <table:table-cell table:style-name="ce18" office:value-type="float" office:value="53317.8121226434" calcext:value-type="float">
            <text:p>53317.812122643</text:p>
          </table:table-cell>
          <table:table-cell table:style-name="ce18" office:value-type="float" office:value="53317.794751717" calcext:value-type="float">
            <text:p>53317.794751717</text:p>
          </table:table-cell>
          <table:table-cell table:style-name="ce18" office:value-type="float" office:value="53317.7936873797" calcext:value-type="float">
            <text:p>53317.793687380</text:p>
          </table:table-cell>
          <table:table-cell table:style-name="ce18" office:value-type="float" office:value="53317.7936216041" calcext:value-type="float">
            <text:p>53317.793621604</text:p>
          </table:table-cell>
          <table:table-cell table:style-name="ce18" office:value-type="float" office:value="53317.7936175175" calcext:value-type="float">
            <text:p>53317.793617518</text:p>
          </table:table-cell>
          <table:table-cell table:style-name="ce18" office:value-type="float" office:value="53317.7936172628" calcext:value-type="float">
            <text:p>53317.793617263</text:p>
          </table:table-cell>
          <table:table-cell table:style-name="ce18" office:value-type="float" office:value="53317.7936172469" calcext:value-type="float">
            <text:p>53317.793617247</text:p>
          </table:table-cell>
          <table:table-cell table:style-name="ce24" office:value-type="float" office:value="53317.7936172459" calcext:value-type="float">
            <text:p>53317.793617246</text:p>
          </table:table-cell>
          <table:table-cell table:number-columns-repeated="1015"/>
        </table:table-row>
        <table:table-row table:style-name="ro3">
          <table:table-cell table:style-name="ce14" office:value-type="string" calcext:value-type="string">
            <text:p>Absolute error of N1 wrt exact value(in green)</text:p>
          </table:table-cell>
          <table:table-cell table:style-name="ce19" table:formula="of:=ABS([.B3]-53317.7936172459)/53317.7936172459" office:value-type="float" office:value="0.000000347077330936953" calcext:value-type="float">
            <text:p>0.0000003470773</text:p>
          </table:table-cell>
          <table:table-cell table:style-name="ce19" table:formula="of:=ABS([.C3]-53317.7936172459)/53317.7936172459" office:value-type="float" office:value="0.0000000212775327899249" calcext:value-type="float">
            <text:p>0.0000000212775</text:p>
          </table:table-cell>
          <table:table-cell table:style-name="ce19" table:formula="of:=ABS([.D3]-53317.7936172459)/53317.7936172459" office:value-type="float" office:value="0.00000000131539186864542" calcext:value-type="float">
            <text:p>0.0000000013154</text:p>
          </table:table-cell>
          <table:table-cell table:style-name="ce19" table:formula="of:=ABS([.E3]-53317.7936172459)/53317.7936172459" office:value-type="float" office:value="0.0000000000817397326464831" calcext:value-type="float">
            <text:p>0.0000000000817</text:p>
          </table:table-cell>
          <table:table-cell table:style-name="ce19" table:formula="of:=ABS([.F3]-53317.7936172459)/53317.7936172459" office:value-type="float" office:value="0.00000000000509351755811505" calcext:value-type="float">
            <text:p>0.0000000000051</text:p>
          </table:table-cell>
          <table:table-cell table:style-name="ce19" table:formula="of:=ABS([.G3]-53317.7936172459)/53317.7936172459" office:value-type="float" office:value="0.000000000000316459938841763" calcext:value-type="float">
            <text:p>0.0000000000003</text:p>
          </table:table-cell>
          <table:table-cell table:style-name="ce19" table:formula="of:=ABS([.H3]-53317.7936172459)/53317.7936172459" office:value-type="float" office:value="0.0000000000000193778832753473" calcext:value-type="float">
            <text:p>0.0000000000000</text:p>
          </table:table-cell>
          <table:table-cell table:style-name="ce25" table:formula="of:=ABS([.I3]-53317.7936172459)/53317.7936172459" office:value-type="float" office:value="0" calcext:value-type="float">
            <text:p>0.0000000000000</text:p>
          </table:table-cell>
          <table:table-cell table:style-name="ce10" table:number-columns-repeated="1015"/>
        </table:table-row>
        <table:table-row table:style-name="ro1">
          <table:table-cell table:style-name="ce13" office:value-type="string" calcext:value-type="string">
            <text:p>N2(10)</text:p>
          </table:table-cell>
          <table:table-cell table:style-name="ce18" office:value-type="float" office:value="109284.019293308" calcext:value-type="float">
            <text:p>109284.019293308</text:p>
          </table:table-cell>
          <table:table-cell table:style-name="ce18" office:value-type="float" office:value="109284.011331219" calcext:value-type="float">
            <text:p>109284.011331219</text:p>
          </table:table-cell>
          <table:table-cell table:style-name="ce18" office:value-type="float" office:value="109284.010869581" calcext:value-type="float">
            <text:p>109284.010869581</text:p>
          </table:table-cell>
          <table:table-cell table:style-name="ce18" office:value-type="float" office:value="109284.010841801" calcext:value-type="float">
            <text:p>109284.010841801</text:p>
          </table:table-cell>
          <table:table-cell table:style-name="ce18" office:value-type="float" office:value="109284.010840097" calcext:value-type="float">
            <text:p>109284.010840097</text:p>
          </table:table-cell>
          <table:table-cell table:style-name="ce18" office:value-type="float" office:value="109284.010839992" calcext:value-type="float">
            <text:p>109284.010839992</text:p>
          </table:table-cell>
          <table:table-cell table:style-name="ce18" office:value-type="float" office:value="109284.010839985" calcext:value-type="float">
            <text:p>109284.010839985</text:p>
          </table:table-cell>
          <table:table-cell table:style-name="ce24" office:value-type="float" office:value="109284.010839985" calcext:value-type="float">
            <text:p>109284.010839985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Absolute error of N2 wrt exact value(in green)</text:p>
          </table:table-cell>
          <table:table-cell table:style-name="ce20" table:formula="of:=ABS([.B5]-109284.010839985)/109284.010839985" office:value-type="float" office:value="0.0000000773518736320839" calcext:value-type="float">
            <text:p>0.0000000773519</text:p>
          </table:table-cell>
          <table:table-cell table:style-name="ce20" table:formula="of:=ABS([.C5]-109284.010839985)/109284.010839985" office:value-type="float" office:value="0.00000000449502164035848" calcext:value-type="float">
            <text:p>0.0000000044950</text:p>
          </table:table-cell>
          <table:table-cell table:style-name="ce20" table:formula="of:=ABS([.D5]-109284.010839985)/109284.010839985" office:value-type="float" office:value="0.000000000270812814619367" calcext:value-type="float">
            <text:p>0.0000000002708</text:p>
          </table:table-cell>
          <table:table-cell table:style-name="ce20" table:formula="of:=ABS([.E5]-109284.010839985)/109284.010839985" office:value-type="float" office:value="0.0000000000166135813770239" calcext:value-type="float">
            <text:p>0.0000000000166</text:p>
          </table:table-cell>
          <table:table-cell table:style-name="ce20" table:formula="of:=ABS([.F5]-109284.010839985)/109284.010839985" office:value-type="float" office:value="0.00000000000102584041396036" calcext:value-type="float">
            <text:p>0.0000000000010</text:p>
          </table:table-cell>
          <table:table-cell table:style-name="ce20" table:formula="of:=ABS([.G5]-109284.010839985)/109284.010839985" office:value-type="float" office:value="0.0000000000000603200554937748" calcext:value-type="float">
            <text:p>0.0000000000001</text:p>
          </table:table-cell>
          <table:table-cell table:style-name="ce20" table:formula="of:=ABS([.H5]-109284.010839985)/109284.010839985" office:value-type="float" office:value="0" calcext:value-type="float">
            <text:p>0.0000000000000</text:p>
          </table:table-cell>
          <table:table-cell table:style-name="ce26" table:formula="of:=ABS([.I5]-109284.010839985)/109284.010839985" office:value-type="float" office:value="4.66048993881262E-015" calcext:value-type="float">
            <text:p>0.0000000000000</text:p>
          </table:table-cell>
          <table:table-cell table:style-name="ce10" table:number-columns-repeated="1015"/>
        </table:table-row>
        <table:table-row table:style-name="ro2">
          <table:table-cell table:style-name="ce3"/>
          <table:table-cell table:style-name="ce5" table:number-columns-repeated="7"/>
          <table:table-cell table:style-name="ce8"/>
          <table:table-cell table:style-name="ce10" table:number-columns-repeated="1015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log(h<text:span text:style-name="T1">-1</text:span><text:span text:style-name="T2">)</text:span></text:p>
          </table:table-cell>
          <table:table-cell table:style-name="Default" office:value-type="string" calcext:value-type="string">
            <text:p>log(N1 error)</text:p>
          </table:table-cell>
          <table:table-cell table:style-name="Default" office:value-type="string" calcext:value-type="string">
            <text:p>log(N2 error)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formula="of:=LOG10(1/[.B2])" office:value-type="float" office:value="0" calcext:value-type="float">
            <text:p>0</text:p>
          </table:table-cell>
          <table:table-cell table:style-name="Default" office:value-type="float" office:value="-6.4595737504677" calcext:value-type="float">
            <text:p>-6.4595737504677</text:p>
          </table:table-cell>
          <table:table-cell table:style-name="Default" office:value-type="float" office:value="-7.11152917273863" calcext:value-type="float">
            <text:p>-7.11152917273863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office:value-type="float" office:value="0.301029995663981" calcext:value-type="float">
            <text:p>0.301029995663981</text:p>
          </table:table-cell>
          <table:table-cell office:value-type="float" office:value="-7.67207872596797" calcext:value-type="float">
            <text:p>-7.672078726</text:p>
          </table:table-cell>
          <table:table-cell office:value-type="float" office:value="-8.34726865052066" calcext:value-type="float">
            <text:p>-8.347268651</text:p>
          </table:table-cell>
          <table:table-cell table:number-columns-repeated="1021"/>
        </table:table-row>
        <table:table-row table:style-name="ro2">
          <table:table-cell office:value-type="float" office:value="0.602059991327962" calcext:value-type="float">
            <text:p>0.602059991327962</text:p>
          </table:table-cell>
          <table:table-cell office:value-type="float" office:value="-8.88094484714556" calcext:value-type="float">
            <text:p>-8.880944847</text:p>
          </table:table-cell>
          <table:table-cell office:value-type="float" office:value="-9.56733078907551" calcext:value-type="float">
            <text:p>-9.567330789</text:p>
          </table:table-cell>
          <table:table-cell table:number-columns-repeated="1021"/>
        </table:table-row>
        <table:table-row table:style-name="ro2">
          <table:table-cell office:value-type="float" office:value="0.903089986991943" calcext:value-type="float">
            <text:p>0.903089986991943</text:p>
          </table:table-cell>
          <table:table-cell office:value-type="float" office:value="-10.0875667871082" calcext:value-type="float">
            <text:p>-10.087566787</text:p>
          </table:table-cell>
          <table:table-cell office:value-type="float" office:value="-10.7795367369272" calcext:value-type="float">
            <text:p>-10.779536737</text:p>
          </table:table-cell>
          <table:table-cell table:number-columns-repeated="1021"/>
        </table:table-row>
        <table:table-row table:style-name="ro2">
          <table:table-cell office:value-type="float" office:value="1.20411998265592" calcext:value-type="float">
            <text:p>1.20411998265592</text:p>
          </table:table-cell>
          <table:table-cell office:value-type="float" office:value="-11.2929821924252" calcext:value-type="float">
            <text:p>-11.292982192</text:p>
          </table:table-cell>
          <table:table-cell office:value-type="float" office:value="-11.9889201954884" calcext:value-type="float">
            <text:p>-11.988920195</text:p>
          </table:table-cell>
          <table:table-cell table:number-columns-repeated="1021"/>
        </table:table-row>
        <table:table-row table:style-name="ro2">
          <table:table-cell office:value-type="float" office:value="1.50514997831991" calcext:value-type="float">
            <text:p>1.50514997831991</text:p>
          </table:table-cell>
          <table:table-cell office:value-type="float" office:value="-12.4996812601842" calcext:value-type="float">
            <text:p>-12.499681260</text:p>
          </table:table-cell>
          <table:table-cell office:value-type="float" office:value="-13.219538267592" calcext:value-type="float">
            <text:p>-13.219538268</text:p>
          </table:table-cell>
          <table:table-cell table:number-columns-repeated="1021"/>
        </table:table-row>
        <table:table-row table:style-name="ro2">
          <table:table-cell office:value-type="float" office:value="1.80617997398389" calcext:value-type="float">
            <text:p>1.80617997398389</text:p>
          </table:table-cell>
          <table:table-cell office:value-type="float" office:value="-13.7126936644392" calcext:value-type="float">
            <text:p>-13.712693664</text:p>
          </table:table-cell>
          <table:table-cell table:number-columns-repeated="1022"/>
        </table:table-row>
        <table:table-row table:style-name="ro2">
          <table:table-cell office:value-type="float" office:value="2.10720996964787" calcext:value-type="float">
            <text:p>2.10720996964787</text:p>
          </table:table-cell>
          <table:table-cell table:number-columns-repeated="1023"/>
        </table:table-row>
        <table:table-row table:style-name="ro2">
          <table:table-cell table:number-columns-repeated="4"/>
          <table:table-cell table:formula="of:=LOG10(16)" office:value-type="float" office:value="1.20411998265592" calcext:value-type="float">
            <text:p>1.204119983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3" loext:min-decimal-places="1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2:11:27.315556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8:10:50.916707214</meta:creation-date>
    <dc:date>2019-11-20T22:44:47.700591329</dc:date>
    <meta:editing-duration>PT1H7M50S</meta:editing-duration>
    <meta:editing-cycles>4</meta:editing-cycles>
    <meta:generator>LibreOffice/6.0.7.3$Linux_X86_64 LibreOffice_project/00m0$Build-3</meta:generator>
    <meta:document-statistic meta:table-count="1" meta:cell-count="70" meta:object-count="0"/>
  </office:meta>
</office:document-meta>
</file>